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Helvetica, sans-serif"/>
    <style:font-face style:name="Menlo" svg:font-family="Menlo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Quotations">
      <style:paragraph-properties fo:margin-top="0cm" fo:margin-bottom="0cm" fo:padding-left="0.049cm" fo:padding-right="0cm" fo:padding-top="0cm" fo:padding-bottom="0cm" fo:border-left="0.002cm solid #cccccc" fo:border-right="none" fo:border-top="none" fo:border-bottom="none" style:writing-mode="lr-tb"/>
    </style:style>
    <style:style style:name="P4" style:family="paragraph" style:parent-style-name="Standard">
      <style:paragraph-properties fo:margin-top="0cm" fo:margin-bottom="0cm"/>
    </style:style>
    <style:style style:name="P5" style:family="paragraph" style:parent-style-name="Standard">
      <style:paragraph-properties fo:margin-top="0cm" fo:margin-bottom="0cm" style:writing-mode="lr-tb"/>
    </style:style>
    <style:style style:name="P6" style:family="paragraph" style:parent-style-name="Quotations">
      <style:paragraph-properties fo:margin-left="1cm" fo:margin-right="1cm" fo:margin-top="0cm" fo:margin-bottom="0cm" fo:orphans="2" fo:widows="2" fo:text-indent="0cm" style:auto-text-indent="false" fo:padding-left="0.049cm" fo:padding-right="0cm" fo:padding-top="0cm" fo:padding-bottom="0cm" fo:border-left="0.002cm solid #cccccc" fo:border-right="none" fo:border-top="none" fo:border-bottom="none" style:writing-mode="lr-tb"/>
      <style:text-properties fo:font-variant="normal" fo:text-transform="none" fo:color="#222222" style:font-name="Arial1" fo:font-size="12pt" fo:letter-spacing="normal" fo:font-style="normal" fo:font-weight="normal"/>
    </style:style>
    <style:style style:name="P7" style:family="paragraph" style:parent-style-name="Quotations">
      <style:paragraph-properties fo:margin-left="1cm" fo:margin-right="1cm" fo:margin-top="0cm" fo:margin-bottom="0cm" fo:orphans="2" fo:widows="2" fo:text-indent="0cm" style:auto-text-indent="false" fo:padding-left="0.049cm" fo:padding-right="0cm" fo:padding-top="0cm" fo:padding-bottom="0cm" fo:border-left="0.002cm solid #cccccc" fo:border-right="none" fo:border-top="none" fo:border-bottom="none" style:writing-mode="lr-tb"/>
    </style:style>
    <style:style style:name="P8" style:family="paragraph" style:parent-style-name="Standard">
      <style:paragraph-properties style:writing-mode="lr-tb"/>
    </style:style>
    <style:style style:name="P9" style:family="paragraph" style:parent-style-name="Preformatted_20_Text">
      <style:text-properties fo:color="#000000"/>
    </style:style>
    <style:style style:name="P10" style:family="paragraph" style:parent-style-name="Preformatted_20_Text">
      <style:text-properties fo:color="#000000" style:font-name="Menlo" fo:font-size="9pt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style:font-name="Menlo" fo:font-size="9pt" fo:letter-spacing="normal" fo:font-style="normal" fo:font-weight="normal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3" style:family="paragraph" style:parent-style-name="Preformatted_20_Text">
      <style:paragraph-properties fo:margin-top="0cm" fo:margin-bottom="0.499cm"/>
      <style:text-properties fo:color="#000000"/>
    </style:style>
    <style:style style:name="P14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style:font-name="Menlo" fo:font-size="9pt" fo:letter-spacing="normal" fo:font-style="normal" fo:font-weight="normal"/>
    </style:style>
    <style:style style:name="P15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letter-spacing="normal"/>
    </style:style>
    <style:style style:name="P1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808000" style:font-name="Menlo" fo:font-size="9pt" fo:letter-spacing="normal" fo:font-style="normal" fo:font-weight="normal"/>
    </style:style>
    <style:style style:name="P1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Menlo" fo:font-size="9pt" fo:letter-spacing="normal" fo:font-style="normal" fo:font-weight="normal"/>
    </style:style>
    <style:style style:name="P18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19" style:family="paragraph" style:parent-style-name="Preformatted_20_Text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000000" style:font-name="Menlo" fo:font-size="9pt" fo:letter-spacing="normal" fo:font-style="normal" fo:font-weight="normal"/>
    </style:style>
    <style:style style:name="P20" style:family="paragraph" style:parent-style-name="Preformatted_20_Text">
      <style:paragraph-properties fo:margin-left="0cm" fo:margin-right="0cm" fo:margin-top="0cm" fo:margin-bottom="0.499cm" fo:orphans="2" fo:widows="2" fo:text-indent="0cm" style:auto-text-indent="false"/>
      <style:text-properties fo:font-variant="normal" fo:text-transform="none" fo:color="#000000" fo:letter-spacing="normal"/>
    </style:style>
    <style:style style:name="P21" style:family="paragraph" style:parent-style-name="Standard">
      <style:paragraph-properties fo:margin-top="0cm" fo:margin-bottom="0cm"/>
    </style:style>
    <style:style style:name="P22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1155cc"/>
    </style:style>
    <style:style style:name="T4" style:family="text">
      <style:text-properties fo:font-variant="normal" fo:text-transform="none" fo:color="#1155cc" style:font-name="Arial1" fo:font-size="12pt" fo:letter-spacing="normal" fo:font-style="normal" fo:font-weight="normal"/>
    </style:style>
    <style:style style:name="T5" style:family="text">
      <style:text-properties fo:color="#000000" style:font-name="Menlo" fo:font-size="9pt"/>
    </style:style>
    <style:style style:name="T6" style:family="text">
      <style:text-properties style:font-name="Menlo" fo:font-size="9pt"/>
    </style:style>
    <style:style style:name="T7" style:family="text">
      <style:text-properties style:font-name="Menlo" fo:font-size="9pt" fo:font-style="italic"/>
    </style:style>
    <style:style style:name="T8" style:family="text">
      <style:text-properties style:font-name="Menlo" fo:font-size="9pt" fo:font-style="normal" fo:font-weight="normal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Menlo" fo:font-size="9pt" fo:font-weight="bold"/>
    </style:style>
    <style:style style:name="T11" style:family="text">
      <style:text-properties fo:color="#000080" style:font-name="Menlo" fo:font-size="9pt" fo:font-style="normal" fo:font-weight="bold"/>
    </style:style>
    <style:style style:name="T12" style:family="text">
      <style:text-properties fo:color="#660e7a" style:font-name="Menlo" fo:font-size="9pt" fo:font-weight="bold"/>
    </style:style>
    <style:style style:name="T13" style:family="text">
      <style:text-properties fo:color="#660e7a" style:font-name="Menlo" fo:font-size="9pt" fo:font-style="italic"/>
    </style:style>
    <style:style style:name="T14" style:family="text">
      <style:text-properties fo:color="#660e7a" style:font-name="Menlo" fo:font-size="9pt" fo:font-style="italic" fo:font-weight="normal"/>
    </style:style>
    <style:style style:name="T15" style:family="text">
      <style:text-properties fo:color="#660e7a" style:font-name="Menlo" fo:font-size="9pt" fo:font-style="normal" fo:font-weight="bold"/>
    </style:style>
    <style:style style:name="T16" style:family="text">
      <style:text-properties fo:color="#008000" style:font-name="Menlo" fo:font-size="9pt" fo:font-weight="bold"/>
    </style:style>
    <style:style style:name="T17" style:family="text">
      <style:text-properties fo:color="#008000" style:font-name="Menlo" fo:font-size="9pt" fo:font-style="normal" fo:font-weight="bold"/>
    </style:style>
    <style:style style:name="T18" style:family="text">
      <style:text-properties fo:color="#808000"/>
    </style:style>
    <style:style style:name="T19" style:family="text">
      <style:text-properties fo:color="#808000" style:font-name="Menlo" fo:font-size="9pt"/>
    </style:style>
    <style:style style:name="T20" style:family="text">
      <style:text-properties fo:color="#808000" style:font-name="Menlo" fo:font-size="9pt" fo:font-style="normal" fo:font-weight="normal"/>
    </style:style>
    <style:style style:name="T21" style:family="text">
      <style:text-properties fo:color="#0000ff" style:font-name="Menlo" fo:font-size="9pt"/>
    </style:style>
    <style:style style:name="T22" style:family="text">
      <style:text-properties fo:color="#0000ff" style:font-name="Menlo" fo:font-size="9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84497010435851433" text:style-name="Outline">
        <text:list-item>
          <text:h text:style-name="P22" text:outline-level="1">RunApp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5">Well the app i am building is a bit complicated i didnt want to show any dialog on top of the initial route because the initial route have already some logic that i should follow . i think the solution of @Eric Seidel is the best for my use </text:p>
      <text:p text:style-name="P4"/>
      <text:p text:style-name="P8">Le jeu. 3 janv. 2019 à 19:30, Eric Seidel &lt;<text:a xlink:type="simple" xlink:href="mailto:eseidel@google.com" office:target-frame-name="_blank" xlink:show="new" text:style-name="Internet_20_link" text:visited-style-name="Visited_20_Internet_20_Link"><text:span text:style-name="T3">eseidel@google.com</text:span></text:a>&gt; a écrit :</text:p>
      <text:p text:style-name="P6">You can call runApp as many times as you want in your app.  So you can have your main do something like this:</text:p>
      <text:p text:style-name="P6"/>
      <text:p text:style-name="P6">main() {</text:p>
      <text:p text:style-name="P6">runApp(new SpashScreen());</text:p>
      <text:p text:style-name="P6">gool connected = await doIHaveInternet();</text:p>
      <text:p text:style-name="P6">runApp(new MyApp(connected));</text:p>
      <text:p text:style-name="P6">}</text:p>
      <text:p text:style-name="P6"/>
      <text:p text:style-name="P6">runApp just sets the "root widget" and causes a full rebuild of the app and can be changed at any time.</text:p>
      <text:p text:style-name="P6"/>
      <text:p text:style-name="P6">There is at least one package for monitoring connectivity:</text:p>
      <text:p text:style-name="P7"><text:a xlink:type="simple" xlink:href="https://pub.dartlang.org/packages/connectivity" office:target-frame-name="_blank" xlink:show="new" text:style-name="Internet_20_link" text:visited-style-name="Visited_20_Internet_20_Link"><text:span text:style-name="T4">https://pub.dartlang.org/packages/connectivity</text:span></text:a></text:p>
      <text:p text:style-name="P3"/>
      <text:p text:style-name="Standard"/>
      <text:p text:style-name="Standard"/>
      <text:p text:style-name="P4">Why using runApp()... two times.. unless you want to change the root widget? (Here is how we achieve the SplashScreen loading, via using  <text:span text:style-name="T5">Navigator to traverse from one page/screen to others). Below is a base splash screen version from one of our app... </text:span></text:p>
      <text:p text:style-name="Standard"/>
      <text:p text:style-name="P10"><text:span text:style-name="T9">class </text:span>SplashPage <text:span text:style-name="T9">extends </text:span>StatefulWidget {</text:p>
      <text:p text:style-name="P9"><text:s text:c="2"/><text:span text:style-name="T6">SplashPage({Key key, </text:span><text:span text:style-name="T10">this</text:span><text:span text:style-name="T6">.</text:span><text:span text:style-name="T12">title</text:span><text:span text:style-name="T6">}) : </text:span><text:span text:style-name="T10">super</text:span><text:span text:style-name="T6">(key: key);</text:span></text:p>
      <text:p text:style-name="P9"><text:s text:c="2"/><text:span text:style-name="T10">static const </text:span><text:span text:style-name="T6">String </text:span><text:span text:style-name="T13">routeName </text:span><text:span text:style-name="T6">= </text:span><text:span text:style-name="T16">"/SplashPage"</text:span><text:span text:style-name="T6">;</text:span></text:p>
      <text:p text:style-name="P9"><text:s text:c="2"/><text:span text:style-name="T10">final </text:span><text:span text:style-name="T6">String </text:span><text:span text:style-name="T12">title</text:span><text:span text:style-name="T6">;</text:span></text:p>
      <text:p text:style-name="P9"><text:s text:c="2"/><text:span text:style-name="T19">@override</text:span></text:p>
      <text:p text:style-name="P9"><text:span text:style-name="T18"><text:s text:c="2"/></text:span><text:span text:style-name="T6">_SplashPageState createState() =&gt; </text:span><text:span text:style-name="T10">new </text:span><text:span text:style-name="T6">_SplashPageState();</text:span></text:p>
      <text:p text:style-name="P10">}</text:p>
      <text:p text:style-name="P10"><text:span text:style-name="T9">class </text:span>_SplashPageState <text:span text:style-name="T9">extends </text:span>State&lt;SplashPage&gt; {</text:p>
      <text:p text:style-name="P13"><text:s text:c="2"/><text:span text:style-name="T6">bool </text:span><text:span text:style-name="T12">_loading </text:span><text:span text:style-name="T6">= </text:span><text:span text:style-name="T10">true</text:span><text:span text:style-name="T6">;</text:span></text:p>
      <text:p text:style-name="P9"><text:soft-page-break/><text:s text:c="2"/><text:span text:style-name="T19">@override</text:span></text:p>
      <text:p text:style-name="P9"><text:span text:style-name="T18"><text:s text:c="2"/></text:span><text:span text:style-name="T10">void </text:span><text:span text:style-name="T6">initState() {</text:span></text:p>
      <text:p text:style-name="P9"><text:s text:c="4"/><text:span text:style-name="T10">super</text:span><text:span text:style-name="T6">.initState();</text:span></text:p>
      <text:p text:style-name="P9"><text:s text:c="4"/></text:p>
      <text:p text:style-name="P9"><text:s text:c="4"/><text:span text:style-name="T6">initDB().then((Database db) {</text:span></text:p>
      <text:p text:style-name="P9"><text:s text:c="6"/><text:span text:style-name="T6">print(</text:span><text:span text:style-name="T16">'init db success launching home page now <text:s/>- </text:span><text:span text:style-name="T6">${db}</text:span><text:span text:style-name="T16">'</text:span><text:span text:style-name="T6">);</text:span></text:p>
      <text:p text:style-name="P9"><text:s text:c="6"/><text:span text:style-name="T6">setState(() {</text:span></text:p>
      <text:p text:style-name="P9"><text:s text:c="8"/><text:span text:style-name="T12">_loading </text:span><text:span text:style-name="T6">= </text:span><text:span text:style-name="T10">false</text:span><text:span text:style-name="T6">;</text:span></text:p>
      <text:p text:style-name="P9"><text:s text:c="6"/><text:span text:style-name="T6">});</text:span></text:p>
      <text:p text:style-name="P9"><text:s text:c="6"/><text:span text:style-name="T6">// Slight delay so that the Splash screen (brand) shows up </text:span></text:p>
      <text:p text:style-name="P9"><text:s text:c="6"/><text:span text:style-name="T6">Timer(Duration(seconds: </text:span><text:span text:style-name="T21">1</text:span><text:span text:style-name="T6">), () {</text:span></text:p>
      <text:p text:style-name="P9"><text:s text:c="9"/><text:span text:style-name="T6">Navigator.</text:span><text:span text:style-name="T7">pushReplacementNamed</text:span><text:span text:style-name="T6">(</text:span><text:span text:style-name="T12">context</text:span><text:span text:style-name="T6">, HomePage.</text:span><text:span text:style-name="T13">routeName</text:span><text:span text:style-name="T6">);</text:span></text:p>
      <text:p text:style-name="P9"><text:s text:c="6"/><text:span text:style-name="T6">});</text:span></text:p>
      <text:p text:style-name="P9"><text:s text:c="4"/><text:span text:style-name="T6">});</text:span></text:p>
      <text:p text:style-name="P9"><text:s text:c="4"/><text:span text:style-name="T6">print(</text:span><text:span text:style-name="T16">'initState over - splash'</text:span><text:span text:style-name="T6">);</text:span></text:p>
      <text:p text:style-name="P13"><text:s text:c="2"/><text:span text:style-name="T6">}</text:span></text:p>
      <text:p text:style-name="P16">@override</text:p>
      <text:p text:style-name="P11">Widget build(BuildContext context) {</text:p>
      <text:p text:style-name="P12"><text:s text:c="2"/><text:span text:style-name="T11">return new </text:span><text:span text:style-name="T8">Scaffold(</text:span></text:p>
      <text:p text:style-name="P12"><text:s text:c="4"/><text:span text:style-name="T8">body: BkgImgWidget(child: </text:span><text:span text:style-name="T11">new </text:span><text:span text:style-name="T8">Container(</text:span></text:p>
      <text:p text:style-name="P12"><text:s text:c="6"/><text:span text:style-name="T8">child: Center(</text:span></text:p>
      <text:p text:style-name="P12"><text:s text:c="8"/><text:span text:style-name="T8">child: Column(</text:span></text:p>
      <text:p text:style-name="P12"><text:s text:c="10"/><text:span text:style-name="T8">mainAxisAlignment: MainAxisAlignment.</text:span><text:span text:style-name="T15">center</text:span><text:span text:style-name="T8">,</text:span></text:p>
      <text:p text:style-name="P12"><text:s text:c="10"/><text:span text:style-name="T8">children: &lt;Widget&gt;[</text:span></text:p>
      <text:p text:style-name="P12"><text:s text:c="3"/></text:p>
      <text:p text:style-name="P12"><text:s text:c="12"/><text:span text:style-name="T11">new </text:span><text:span text:style-name="T8">Spacer(),</text:span></text:p>
      <text:p text:style-name="P12"><text:s text:c="12"/><text:span text:style-name="T8">Image(image: </text:span><text:span text:style-name="T11">new </text:span><text:span text:style-name="T8">AssetImage(</text:span><text:span text:style-name="T17">"assets/images/applogo_sm.png"</text:span><text:span text:style-name="T8">), fit: BoxFit.</text:span><text:span text:style-name="T15">contain</text:span><text:span text:style-name="T8">, width: </text:span><text:span text:style-name="T22">150.0</text:span><text:span text:style-name="T8">, height: </text:span><text:span text:style-name="T22">150.0</text:span><text:span text:style-name="T8">,),</text:span></text:p>
      <text:p text:style-name="P12"><text:s text:c="12"/><text:span text:style-name="T11">new </text:span><text:span text:style-name="T8">Spacer(),</text:span></text:p>
      <text:p text:style-name="P12"><text:s text:c="12"/><text:span text:style-name="T8">Container(</text:span></text:p>
      <text:p text:style-name="P12"><text:s text:c="14"/><text:span text:style-name="T8">child: </text:span><text:span text:style-name="T15">_loading </text:span><text:span text:style-name="T8">? </text:span><text:span text:style-name="T11">new </text:span><text:span text:style-name="T8">CircularProgressIndicator() : </text:span><text:span text:style-name="T11">new </text:span><text:span text:style-name="T8">Container(),</text:span></text:p>
      <text:p text:style-name="P12"><text:s text:c="12"/><text:span text:style-name="T8">),</text:span></text:p>
      <text:p text:style-name="P12"><text:s text:c="10"/><text:span text:style-name="T8">],</text:span></text:p>
      <text:p text:style-name="P12"><text:s text:c="8"/><text:span text:style-name="T8">),</text:span></text:p>
      <text:p text:style-name="P12"><text:s text:c="6"/><text:span text:style-name="T8">),</text:span></text:p>
      <text:p text:style-name="P12"><text:s text:c="6"/></text:p>
      <text:p text:style-name="P12"><text:s text:c="4"/><text:span text:style-name="T8">),),</text:span></text:p>
      <text:p text:style-name="P12"><text:soft-page-break/><text:s text:c="2"/><text:span text:style-name="T8">);</text:span></text:p>
      <text:p text:style-name="P14">}</text:p>
      <text:p text:style-name="P19">Then in main.dart</text:p>
      <text:p text:style-name="P19"><text:span text:style-name="T9">void </text:span>main() =&gt; runApp( MyApp());</text:p>
      <text:p text:style-name="P17"><text:span text:style-name="T9">class </text:span>MyApp <text:span text:style-name="T9">extends </text:span>StatefulWidget {</text:p>
      <text:p text:style-name="P12"><text:s text:c="2"/><text:span text:style-name="T20">@override</text:span></text:p>
      <text:p text:style-name="P12"><text:span text:style-name="T18"><text:s text:c="2"/></text:span><text:span text:style-name="T8">_MyAppState createState() =&gt; _MyAppState();</text:span></text:p>
      <text:p text:style-name="P11">}</text:p>
      <text:p text:style-name="P11"><text:span text:style-name="T9">class </text:span>_MyAppState <text:span text:style-name="T9">extends </text:span>State&lt;MyApp&gt; {</text:p>
      <text:p text:style-name="P12"><text:s text:c="2"/><text:span text:style-name="T20">@override</text:span></text:p>
      <text:p text:style-name="P12"><text:span text:style-name="T18"><text:s text:c="2"/></text:span><text:span text:style-name="T8">Widget build(BuildContext context) {</text:span></text:p>
      <text:p text:style-name="P12"><text:s text:c="4"/><text:span text:style-name="T11">return <text:s/></text:span><text:span text:style-name="T8">MaterialApp(</text:span></text:p>
      <text:p text:style-name="P12"><text:s text:c="6"/><text:span text:style-name="T8">title: </text:span><text:span text:style-name="T17">'App Name'</text:span><text:span text:style-name="T8">,</text:span></text:p>
      <text:p text:style-name="P12"><text:s text:c="6"/><text:span text:style-name="T8">theme: _themeData,</text:span></text:p>
      <text:p text:style-name="P12"><text:s text:c="6"/><text:span text:style-name="T8">home: SplashPage(title: </text:span><text:span text:style-name="T17">'App Name'</text:span><text:span text:style-name="T8">),</text:span></text:p>
      <text:p text:style-name="P12"><text:s text:c="6"/><text:span text:style-name="T8">routes: &lt;String, WidgetBuilder&gt;{</text:span></text:p>
      <text:p text:style-name="P12"><text:s text:c="8"/><text:span text:style-name="T8">HomePage.</text:span><text:span text:style-name="T14">routeName</text:span><text:span text:style-name="T8">: (BuildContext context) =&gt; HomePage(title: </text:span><text:span text:style-name="T17">"Home"</text:span><text:span text:style-name="T8">),</text:span></text:p>
      <text:p text:style-name="P15"><text:s text:c="8"/><text:span text:style-name="T8">... // other routes</text:span></text:p>
      <text:p text:style-name="P18"><text:s text:c="6"/><text:span text:style-name="T8">},</text:span></text:p>
      <text:p text:style-name="P12"><text:s text:c="6"/></text:p>
      <text:p text:style-name="P12"><text:s text:c="4"/><text:span text:style-name="T8">);</text:span></text:p>
      <text:p text:style-name="P15"><text:s text:c="2"/><text:span text:style-name="T8">}</text:span></text:p>
      <text:p text:style-name="P19">}</text:p>
      <text:p text:style-name="P20"><text:s/></text:p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Helvetica, sans-serif"/>
    <style:font-face style:name="Menlo" svg:font-family="Menlo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1-07T15:37:45.27</meta:creation-date>
    <meta:editing-duration>PT57S</meta:editing-duration>
    <meta:generator>OpenOffice/4.1.6$Win32 OpenOffice.org_project/416m1$Build-9790</meta:generator>
    <meta:initial-creator>Máximo Meza</meta:initial-creator>
    <dc:date>2019-01-08T14:05:48.16</dc:date>
    <dc:creator>Máximo Meza</dc:creator>
    <meta:document-statistic meta:table-count="0" meta:image-count="0" meta:object-count="0" meta:page-count="4" meta:paragraph-count="90" meta:word-count="376" meta:character-count="29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